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oto.Goto( String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to.Go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to.setNextitem( String next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to.setExpritem( String expr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to.setFetchaudio( String fetchaud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to.setCaching( String 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to.setFetchtimeout(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to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to.setNext( String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to.setFetchint( String 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